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4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draw:shadow="visib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text-outline="true" fo:font-size="72pt" style:font-size-asian="72pt" style:font-size-complex="72pt"/>
    </style:style>
    <style:style style:name="T1" style:family="text">
      <style:text-properties style:text-outline="true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4.305cm" svg:height="2.149cm" svg:x="8.118cm" svg:y="6.634cm">
          <text:p text:style-name="P1">Extract</text:p>
        </draw:ellipse>
        <draw:rect draw:style-name="gr2" draw:text-style-name="P1" draw:layer="layout" svg:width="4.573cm" svg:height="2.342cm" svg:x="7.975cm" svg:y="10.108cm">
          <text:p text:style-name="P2">calls</text:p>
        </draw:rect>
        <draw:ellipse draw:style-name="gr3" draw:text-style-name="P1" draw:id="id1" draw:layer="layout" svg:width="3.755cm" svg:height="2.417cm" svg:x="15.105cm" svg:y="10.145cm">
          <text:p text:style-name="P2">Analyze</text:p>
        </draw:ellipse>
        <draw:connector draw:style-name="gr4" draw:text-style-name="P3" draw:layer="layout" draw:type="curve" svg:x1="11.965cm" svg:y1="12.782cm" svg:x2="16.982cm" svg:y2="12.562cm" draw:end-shape="id1" draw:end-glue-point="2" svg:d="m11965 12782c0 870 5017 980 5017-220">
          <text:p/>
        </draw:connector>
        <draw:connector draw:style-name="gr4" draw:text-style-name="P3" draw:layer="layout" draw:type="curve" svg:x1="16.982cm" svg:y1="10.145cm" svg:x2="11.706cm" svg:y2="9.888cm" draw:start-shape="id1" draw:start-glue-point="0" svg:d="m16982 10145c0-750-5276-621-5276-257">
          <text:p/>
        </draw:connector>
        <draw:ellipse draw:style-name="gr1" draw:text-style-name="P1" draw:layer="layout" svg:width="3.755cm" svg:height="2.417cm" svg:x="8.384cm" svg:y="13.855cm">
          <text:p text:style-name="P2">Synthesize</text:p>
        </draw:ellipse>
        <draw:rect draw:style-name="gr5" draw:text-style-name="P1" draw:layer="layout" svg:width="5.28cm" svg:height="1.562cm" svg:x="7.636cm" svg:y="17.608cm">
          <text:p text:style-name="P2">textual report</text:p>
        </draw:rect>
        <draw:line draw:style-name="gr4" draw:text-style-name="P3" draw:layer="layout" svg:x1="10.261cm" svg:y1="8.912cm" svg:x2="10.261cm" svg:y2="10.139cm">
          <text:p/>
        </draw:line>
        <draw:line draw:style-name="gr4" draw:text-style-name="P3" draw:layer="layout" svg:x1="10.261cm" svg:y1="12.441cm" svg:x2="10.261cm" svg:y2="13.823cm">
          <text:p/>
        </draw:line>
        <draw:line draw:style-name="gr4" draw:text-style-name="P3" draw:layer="layout" svg:x1="10.261cm" svg:y1="16.353cm" svg:x2="10.261cm" svg:y2="17.58cm">
          <text:p/>
        </draw:line>
        <draw:custom-shape draw:style-name="gr6" draw:text-style-name="P4" draw:layer="layout" svg:width="5.337cm" svg:height="4.79cm" svg:x="7.712cm" svg:y="0.635cm">
          <text:p text:style-name="P4"><text:span text:style-name="T1">?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353.917765709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3" draw:layer="layout" svg:x1="10.261cm" svg:y1="5.34cm" svg:x2="10.261cm" svg:y2="6.5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5-31T17:38:58</dc:date>
    <dc:language>en-US</dc:language>
    <meta:editing-cycles>9</meta:editing-cycles>
    <meta:editing-duration>PT00H56M40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